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000000351DA67277951EFE3D2.png" manifest:media-type="image/png"/>
  <manifest:file-entry manifest:full-path="Pictures/1000000000000008000000081CA6A31D83663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dddddd" draw:marker-start-width="0.359cm" draw:marker-end-width="0.359cm" svg:stroke-opacity="100%" draw:fill-color="#b4c7dc" draw:textarea-horizontal-align="justify" draw:textarea-vertical-align="middle" draw:auto-grow-height="false" fo:min-height="16.95cm" fo:min-width="21.1cm" fo:padding-top="0.178cm" fo:padding-bottom="0.178cm" fo:padding-left="0.303cm" fo:padding-right="0.30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dash" draw:stroke-dash="Fine_20_Dashed" svg:stroke-width="0.106cm" draw:marker-start-width="0.358cm" draw:marker-end-width="0.358cm" draw:fill="solid" draw:fill-color="#cccccc" draw:opacity="74%" draw:textarea-horizontal-align="justify" draw:textarea-vertical-align="middle" draw:auto-grow-height="false" fo:min-height="9.602cm" fo:min-width="15.076cm" fo:padding-top="0.177cm" fo:padding-bottom="0.177cm" fo:padding-left="0.302cm" fo:padding-right="0.302cm"/>
    </style:style>
    <style:style style:name="gr4" style:family="graphic" style:parent-style-name="standard" style:list-style-name="L1">
      <style:graphic-properties draw:stroke="dash" draw:stroke-dash="Fine_20_Dashed" svg:stroke-width="0.106cm" svg:stroke-color="#000000" draw:marker-start="" draw:marker-start-width="0.359cm" draw:marker-end-width="0.359cm" draw:fill-color="#dddddd" draw:opacity="90%" draw:textarea-vertical-align="top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draw:stroke="dash" draw:stroke-dash="Fine_20_Dashed" svg:stroke-width="0.106cm" draw:marker-start-width="0.358cm" draw:marker-end-width="0.358cm" draw:fill="solid" draw:fill-color="#cccccc" draw:opacity="74%" draw:textarea-horizontal-align="justify" draw:textarea-vertical-align="middle" draw:auto-grow-height="false" fo:min-height="2.11cm" fo:min-width="15.076cm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Fine_20_Dashed" svg:stroke-width="0cm" draw:marker-start-width="0.2cm" draw:marker-end-width="0.2cm" svg:stroke-opacity="0%" draw:fill="bitmap" draw:fill-color="#cccccc" draw:fill-image-name="Downward_20_Diagonal" draw:opacity="18%" draw:textarea-horizontal-align="justify" draw:textarea-vertical-align="middle" draw:auto-grow-height="false" fo:min-height="12.374cm" fo:min-width="3.342cm" fo:padding-top="0.125cm" fo:padding-bottom="0.125cm" fo:padding-left="0.25cm" fo:padding-right="0.25cm"/>
    </style:style>
    <style:style style:name="gr7" style:family="graphic" style:parent-style-name="standard">
      <style:graphic-properties draw:stroke="none" draw:fill="none" fo:min-height="1.271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.2cm"/>
    </style:style>
    <style:style style:name="P4" style:family="paragraph">
      <loext:graphic-properties draw:fill="solid" draw:fill-color="#cccccc" draw:opacity="74%"/>
      <style:paragraph-properties fo:margin-left="0cm" fo:margin-right="0cm" fo:margin-top="0cm" fo:margin-bottom="0cm" fo:line-height="100%" fo:text-align="center" fo:text-indent="0.2cm"/>
      <style:text-properties fo:font-size="18.5pt"/>
    </style:style>
    <style:style style:name="P5" style:family="paragraph">
      <loext:graphic-properties draw:fill-color="#dddddd" draw:opacity="90%"/>
      <style:paragraph-properties fo:margin-left="0cm" fo:margin-right="0cm" fo:margin-top="0cm" fo:margin-bottom="0cm" fo:line-height="100%" fo:text-align="center" fo:text-indent="0.2cm"/>
      <style:text-properties fo:font-variant="normal" fo:text-transform="none" style:use-window-font-color="true" style:text-outline="false" style:text-line-through-style="none" style:text-line-through-type="none" style:font-name="Liberation Sans" fo:font-size="18.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bitmap" draw:fill-color="#cccccc" draw:fill-image-name="Downward_20_Diagonal" draw:opacity="18%"/>
      <style:paragraph-properties fo:text-align="center"/>
      <style:text-properties style:font-name="FreeMono1" fo:font-size="14.3999996185303pt" fo:font-weight="bold" style:font-size-asian="14pt" style:font-weight-asian="bold" style:font-size-complex="14pt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Mono1" fo:font-size="18.5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.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cm" svg:height="17.2cm" svg:x="4.435cm" svg:y="1.3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729cm" svg:height="14.995cm" svg:x="5.035cm" svg:y="2.835cm">
          <draw:image xlink:href="Pictures/100000000000045000000351DA67277951EFE3D2.png" xlink:type="simple" xlink:show="embed" xlink:actuate="onLoad" loext:mime-type="image/png">
            <text:p/>
          </draw:image>
        </draw:frame>
        <draw:custom-shape draw:style-name="gr3" draw:text-style-name="P4" draw:layer="layout" svg:width="15.68cm" svg:height="9.956cm" svg:x="9.084cm" svg:y="5.195cm">
          <text:p text:style-name="P3"><text:span text:style-name="T1">Šablóna s obsah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5" draw:layer="layout" svg:width="19.729cm" svg:height="14.984cm" svg:x="5.035cm" svg:y="2.835cm" svg:viewBox="0 0 19730 14985" draw:points="0,0 19730,0 19730,2067 3842,2067 3842,14985 0,14985">
          <text:p text:style-name="P3"><text:span text:style-name="T2">MaterializeHeader</text:span></text:p>
          <text:p text:style-name="P3"><text:span text:style-name="T2">materialize_header.ftl</text:span></text:p>
          <text:p text:style-name="P3"><text:span text:style-name="T2"/></text:p>
          <text:p text:style-name="P3"><text:span text:style-name="T3"/></text:p>
        </draw:polygon>
        <draw:custom-shape draw:style-name="gr5" draw:text-style-name="P4" draw:layer="layout" svg:width="15.68cm" svg:height="2.464cm" svg:x="9.084cm" svg:y="15.356cm">
          <text:p text:style-name="P3"><text:span text:style-name="T1">MaterializeFooter</text:span></text:p>
          <text:p text:style-name="P3"><text:span text:style-name="T1">materialize_footer.f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842cm" svg:height="12.624cm" svg:x="5.035cm" svg:y="5.196cm">
          <text:p text:style-name="P6"><text:span text:style-name="T4">menu_items</text:span></text:p>
          <text:p text:style-name="P6"><text:span text:style-name="T4">.f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5.3cm" svg:height="1.61cm" svg:x="5.035cm" svg:y="1.214cm">
          <draw:text-box>
            <text:p text:style-name="P8"><text:span text:style-name="T5">MaterializePage</text:span><text:span text:style-name="T5">&lt;header,footer&gt;</text:span></text:p>
            <text:p text:style-name="P8"><text:span text:style-name="T2">materialize_page</text:span><text:span text:style-name="T2">.ft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Downward_20_Diagonal" draw:display-name="Downward Diagonal" xlink:href="Pictures/1000000000000008000000081CA6A31D8366308B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2:39:31.904664278</meta:creation-date>
    <dc:date>2019-05-10T17:20:30.983617246</dc:date>
    <meta:editing-duration>PT4H8M37S</meta:editing-duration>
    <meta:editing-cycles>4</meta:editing-cycles>
    <meta:generator>LibreOffice/6.1.5.2$Linux_X86_64 LibreOffice_project/10$Build-2</meta:generator>
    <meta:document-statistic meta:object-count="7"/>
  </office:meta>
</office:document-meta>
</file>